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EGRIA SOPLIN, CESAR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77443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7841962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EGRIA SOPLIN, CESAR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744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405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1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0/09/2021</text:p>
          </table:table-cell>
          <table:table-cell table:style-name="Tabla2.A2" office:value-type="string">
            <text:p text:style-name="P9">10548486</text:p>
          </table:table-cell>
          <table:table-cell table:style-name="Tabla2.A2" office:value-type="string">
            <text:p text:style-name="P9">42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MPOAVE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2:37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